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67277"/>
          <table:table-cell office:value-type="float" office:value="0.1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60.0"/>
          <table:table-cell office:value-type="float" office:value="4437.0"/>
          <table:table-cell office:value-type="float" office:value="11649.0"/>
          <table:table-cell office:value-type="float" office:value="1081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96.0"/>
          <table:table-cell office:value-type="float" office:value="11431.0"/>
          <table:table-cell office:value-type="float" office:value="8251.0"/>
          <table:table-cell office:value-type="float" office:value="6105.0"/>
          <table:table-cell office:value-type="float" office:value="1179.0"/>
          <table:table-cell office:value-type="float" office:value="51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65739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81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44.0"/>
          <table:table-cell office:value-type="float" office:value="8051.0"/>
          <table:table-cell office:value-type="float" office:value="4870.0"/>
          <table:table-cell office:value-type="string">
            <text:p/>
          </table:table-cell>
          <table:table-cell office:value-type="float" office:value="48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5.53673"/>
          <table:table-cell office:value-type="float" office:value="4.078"/>
          <table:table-cell office:value-type="float" office:value="3.92"/>
          <table:table-cell office:value-type="float" office:value="141220.0"/>
          <table:table-cell office:value-type="float" office:value="0.0"/>
          <table:table-cell office:value-type="float" office:value="205.0"/>
          <table:table-cell office:value-type="float" office:value="14051.0"/>
          <table:table-cell office:value-type="float" office:value="158009.0"/>
          <table:table-cell office:value-type="float" office:value="4437.0"/>
          <table:table-cell office:value-type="float" office:value="11659.0"/>
          <table:table-cell office:value-type="float" office:value="105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6.0"/>
          <table:table-cell office:value-type="float" office:value="11431.0"/>
          <table:table-cell office:value-type="float" office:value="8251.0"/>
          <table:table-cell office:value-type="float" office:value="6105.0"/>
          <table:table-cell office:value-type="float" office:value="1179.0"/>
          <table:table-cell office:value-type="float" office:value="51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46598"/>
          <table:table-cell office:value-type="float" office:value="2.024"/>
          <table:table-cell office:value-type="float" office:value="1.83"/>
          <table:table-cell office:value-type="float" office:value="74072.0"/>
          <table:table-cell office:value-type="float" office:value="0.0"/>
          <table:table-cell office:value-type="float" office:value="62.0"/>
          <table:table-cell office:value-type="float" office:value="5861.0"/>
          <table:table-cell office:value-type="float" office:value="81296.0"/>
          <table:table-cell office:value-type="float" office:value="4437.0"/>
          <table:table-cell office:value-type="float" office:value="11657.0"/>
          <table:table-cell office:value-type="float" office:value="105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6.0"/>
          <table:table-cell office:value-type="float" office:value="11431.0"/>
          <table:table-cell office:value-type="float" office:value="8251.0"/>
          <table:table-cell office:value-type="float" office:value="6105.0"/>
          <table:table-cell office:value-type="float" office:value="1179.0"/>
          <table:table-cell office:value-type="float" office:value="512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11959"/>
          <table:table-cell office:value-type="float" office:value="1.641"/>
          <table:table-cell office:value-type="float" office:value="1.45"/>
          <table:table-cell office:value-type="float" office:value="55103.0"/>
          <table:table-cell office:value-type="float" office:value="0.0"/>
          <table:table-cell office:value-type="float" office:value="43.0"/>
          <table:table-cell office:value-type="float" office:value="3127.0"/>
          <table:table-cell office:value-type="float" office:value="59237.0"/>
          <table:table-cell office:value-type="float" office:value="4437.0"/>
          <table:table-cell office:value-type="float" office:value="11650.0"/>
          <table:table-cell office:value-type="float" office:value="105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6.0"/>
          <table:table-cell office:value-type="float" office:value="11431.0"/>
          <table:table-cell office:value-type="float" office:value="8251.0"/>
          <table:table-cell office:value-type="float" office:value="6105.0"/>
          <table:table-cell office:value-type="float" office:value="1179.0"/>
          <table:table-cell office:value-type="float" office:value="512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